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Trebuchet MS" svg:font-family="'Trebuchet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000000" style:font-name="Trebuchet MS" fo:font-size="16pt" fo:letter-spacing="normal" fo:font-style="normal" officeooo:paragraph-rsid="00161ab5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style:font-name="Arial" fo:font-size="11pt" fo:letter-spacing="normal" fo:font-style="normal" fo:font-weight="normal" officeooo:paragraph-rsid="00161ab5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style:font-name="Arial" fo:font-size="11pt" fo:letter-spacing="normal" fo:font-style="normal" fo:font-weight="normal" officeooo:paragraph-rsid="00161ab5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normal" style:font-weight-complex="normal"/>
    </style:style>
    <style:style style:name="T3" style:family="text">
      <style:text-properties fo:font-weight="bold" officeooo:rsid="00161ab5" style:font-weight-asian="bold" style:font-weight-complex="bold"/>
    </style:style>
    <style:style style:name="T4" style:family="text">
      <style:text-properties style:font-weight-asian="normal" style:font-weight-complex="normal"/>
    </style:style>
    <style:style style:name="T5" style:family="text">
      <style:text-properties officeooo:rsid="00161ab5" style:font-weight-asian="normal" style:font-weight-complex="normal"/>
    </style:style>
    <style:style style:name="T6" style:family="text">
      <style:text-properties style:text-line-through-style="none" style:font-name="Arial1" style:text-underline-style="none" officeooo:rsid="00161ab5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7" style:family="text">
      <style:text-properties style:text-line-through-style="none" style:font-name="Arial1" style:text-underline-style="none" fo:font-weight="bold" officeooo:rsid="00161ab5" style:font-name-asian="Arial1" style:font-size-asian="11pt" style:font-style-asian="normal" style:font-weight-asian="bold" style:font-name-complex="Arial1" style:font-size-complex="11pt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olicitação de Mudança</text:h>
      <text:p text:style-name="P2"><text:span text:style-name="T1">Nome do Sistema: </text:span><text:span text:style-name="T4">Sistema de Venda e Reserva de Ingresso</text:span></text:p>
      <text:p text:style-name="P3"/>
      <text:p text:style-name="P2"><text:span text:style-name="T1">Data: </text:span><text:span text:style-name="T4">2</text:span><text:span text:style-name="T5">3</text:span><text:span text:style-name="T4">/05/2015</text:span></text:p>
      <text:p text:style-name="P3"/>
      <text:p text:style-name="P2"><text:span text:style-name="T1">Solicitante :</text:span><text:span text:style-name="T2"> </text:span><text:span text:style-name="T4">Rafael Canêdo</text:span></text:p>
      <text:p text:style-name="P3"/>
      <text:p text:style-name="P2"><text:span text:style-name="T1">Descrição detalhada: </text:span><text:span text:style-name="T4">Alteração </text:span><text:span text:style-name="T5">do Documento de Especificação de Objetivos e Requisitos</text:span><text:span text:style-name="T4"> com </text:span><text:span text:style-name="T5">a finalidade de solucionar os problemas encontrados no </text:span><text:span text:style-name="T3">relatório de Verificação/Validação de Requisitos</text:span><text:span text:style-name="T5"> submetido na data </text:span><text:span text:style-name="T7">15/05/2015 </text:span><text:span text:style-name="T6">e cuja versão é a </text:span><text:span text:style-name="T7">1.0</text:span><text:span text:style-name="T4">.</text:span></text:p>
      <text:p text:style-name="P2"/>
      <text:p text:style-name="P2"><text:span text:style-name="T1">Justificativa: </text:span><text:span text:style-name="T4">Para atender o MPS-BR</text:span><text:span text:style-name="T5">, a organização </text:span><text:span text:style-name="T4">necess</text:span><text:span text:style-name="T5">ita</text:span><text:span text:style-name="T4"> </text:span><text:span text:style-name="T5">aplicar atividades de Verificação e Validação</text:span><text:span text:style-name="T4">. </text:span><text:span text:style-name="T5">Essas atividades produzem, por exemplo, relatórios obtidos pela análise dos artefatos envolvidos em projetos iniciados pela organização. Dessa forma, os artefatos deverão estar de acordo com o especificado e problemas observados deverão ser solucionad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Mangal1" svg:font-family="Mangal"/>
    <style:font-face style:name="Trebuchet MS" svg:font-family="'Trebuchet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3T12:08:53.641000000</meta:creation-date>
    <dc:date>2015-05-23T12:24:27.572000000</dc:date>
    <meta:editing-duration>PT23S</meta:editing-duration>
    <meta:editing-cycles>1</meta:editing-cycles>
    <meta:document-statistic meta:table-count="0" meta:image-count="0" meta:object-count="0" meta:page-count="1" meta:paragraph-count="6" meta:word-count="102" meta:character-count="729" meta:non-whitespace-character-count="633"/>
    <meta:generator>LibreOffice/4.2.0.4$Windows_x86 LibreOffice_project/05dceb5d363845f2cf968344d7adab8dcfb2ba71</meta:generator>
  </office:meta>
</office:document-meta>
</file>